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4">
      <style:paragraph-properties fo:text-align="center" style:justify-single-word="false"/>
      <style:text-properties fo:font-size="22pt" officeooo:rsid="0019830c" officeooo:paragraph-rsid="0019830c" style:font-size-asian="22pt" style:font-size-complex="22pt"/>
    </style:style>
    <style:style style:name="P2" style:family="paragraph" style:parent-style-name="Text_20_body" style:list-style-name="L1">
      <style:text-properties officeooo:paragraph-rsid="0019830c"/>
    </style:style>
    <style:style style:name="P3" style:family="paragraph" style:parent-style-name="Text_20_body" style:list-style-name="L1">
      <style:paragraph-properties fo:margin-top="0in" fo:margin-bottom="0in" style:contextual-spacing="false"/>
      <style:text-properties officeooo:paragraph-rsid="0019830c"/>
    </style:style>
    <style:style style:name="P4" style:family="paragraph" style:parent-style-name="Text_20_body">
      <style:paragraph-properties fo:text-align="center" style:justify-single-word="false"/>
      <style:text-properties officeooo:paragraph-rsid="0019830c"/>
    </style:style>
    <style:style style:name="T1" style:family="text">
      <style:text-properties fo:font-size="22pt" officeooo:rsid="0019830c" style:font-size-asian="22pt" style:font-size-complex="22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4" text:is-list-header="true">Purchase Policy Document</text:h>
      <text:p text:style-name="P4"><text:span text:style-name="T1"/></text:p>
      <text:p text:style-name="P4"/>
      <text:list text:style-name="L1">
        <text:list-item>
          <text:p text:style-name="P2"><text:span text:style-name="Strong_20_Emphasis">Maximum Purchase Limit</text:span>:</text:p>
          <text:list>
            <text:list-item>
              <text:p text:style-name="P3">Purchases cannot exceed AED 10,000 for a single transaction without prior approval from the finance department.</text:p>
            </text:list-item>
          </text:list>
        </text:list-item>
        <text:list-item>
          <text:p text:style-name="P2"><text:span text:style-name="Strong_20_Emphasis">Invoice Submission Deadline</text:span>:</text:p>
          <text:list>
            <text:list-item>
              <text:p text:style-name="P3">Invoices must be submitted within 30 days of the purchase date. Any invoices submitted later than 30 days will be flagged for review.</text:p>
            </text:list-item>
          </text:list>
        </text:list-item>
        <text:list-item>
          <text:p text:style-name="P2"><text:span text:style-name="Strong_20_Emphasis">Vendor Restrictions</text:span>:</text:p>
          <text:list>
            <text:list-item>
              <text:p text:style-name="P3">Purchases cannot be made from vendors who are not pre-approved by the procurement department.</text:p>
            </text:list-item>
          </text:list>
        </text:list-item>
        <text:list-item>
          <text:p text:style-name="P2"><text:span text:style-name="Strong_20_Emphasis">Multiple Purchases</text:span>:</text:p>
          <text:list>
            <text:list-item>
              <text:p text:style-name="P3">Multiple purchases of the same item within a 7-day period should not exceed AED 20,000 in total.</text:p>
            </text:list-item>
          </text:list>
        </text:list-item>
        <text:list-item>
          <text:p text:style-name="P2"><text:span text:style-name="Strong_20_Emphasis">Discounts</text:span>:</text:p>
          <text:list>
            <text:list-item>
              <text:p text:style-name="P3">Invoices with discounts above 15% of the original price must include a justification from the vendor and internal approval.</text:p>
            </text:list-item>
          </text:list>
        </text:list-item>
        <text:list-item>
          <text:p text:style-name="P2"><text:span text:style-name="Strong_20_Emphasis">Tax Compliance</text:span>:</text:p>
          <text:list>
            <text:list-item>
              <text:p text:style-name="P3">All purchases must include tax payments unless the vendor is tax-exempt. Transactions missing tax details will be flagged.</text:p>
            </text:list-item>
          </text:list>
        </text:list-item>
        <text:list-item>
          <text:p text:style-name="P2"><text:span text:style-name="Strong_20_Emphasis">Purchase Authorization</text:span>:</text:p>
          <text:list>
            <text:list-item>
              <text:p text:style-name="P3">Purchases above AED 5,000 require authorization from the department head.</text:p>
            </text:list-item>
          </text:list>
        </text:list-item>
        <text:list-item>
          <text:p text:style-name="P2"><text:span text:style-name="Strong_20_Emphasis">Duplicate Invoices</text:span>:</text:p>
          <text:list>
            <text:list-item>
              <text:p text:style-name="P2">No duplicate invoices are allowed. If an invoice for the same purchase order is received more than once, it will be flagged.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8T13:10:55.437372598</meta:creation-date>
    <dc:date>2024-10-18T13:20:18.433209086</dc:date>
    <meta:editing-duration>PT9M23S</meta:editing-duration>
    <meta:editing-cycles>2</meta:editing-cycles>
    <meta:generator>LibreOffice/24.2.6.2$Linux_X86_64 LibreOffice_project/420$Build-2</meta:generator>
    <meta:print-date>2024-10-18T13:12:43.847380269</meta:print-date>
    <meta:printed-by>PDF files</meta:printed-by>
    <meta:document-statistic meta:table-count="0" meta:image-count="0" meta:object-count="0" meta:page-count="1" meta:paragraph-count="17" meta:word-count="175" meta:character-count="1080" meta:non-whitespace-character-count="938"/>
  </office:meta>
</office:document-meta>
</file>